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T1" style:family="text">
      <style:text-properties fo:font-weight="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Kết luận</text:h>
      <text:p text:style-name="Text_20_body">Hệ thống tính thuế này là một ví dụ kinh điển về việc kết hợp linh hoạt các Design Pattern:</text:p>
      <text:list text:style-name="L1">
        <text:list-item>
          <text:p text:style-name="P1"><text:span text:style-name="T1">Decorator</text:span> chứng minh sức mạnh tuyệt đối khi bạn cần áp dụng <text:span text:style-name="T1">nhiều quy tắc cùng lúc</text:span> lên một đối tượng. Thay vì đau đầu nghĩ xem hàm tính thuế nên nhân trước hay cộng sau, bạn chỉ cần "bọc" sản phẩm qua các lớp Thuế (VAT, Xa xỉ...). Output của lớp này sẽ làm Input cho lớp kia một cách tuần tự.</text:p>
        </text:list-item>
        <text:list-item>
          <text:p text:style-name="P1"><text:span text:style-name="T1">Strategy</text:span> giữ cho thuật toán chiết khấu (Discount) tách biệt hoàn toàn khỏi logic của sản phẩm và thuế, giúp bộ phận Sales dễ dàng tung ra các mã giảm giá mới mà không làm hỏng code tính thuế của kế toán.</text:p>
        </text:list-item>
        <text:list-item>
          <text:p text:style-name="P1"><text:span text:style-name="T1">State</text:span> đóng vai trò như một người "gác cổng", đảm bảo tính toàn vẹn dữ liệu. Nó chặn đứng việc dữ liệu giá/thuế bị chỉnh sửa (vô tình hoặc cố ý) sau khi khách hàng đã bấm nút "Chốt đơn" (Checkout).</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SC" style:font-family-asian="'Noto Serif SC'"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8T20:13:22.848193500</meta:creation-date>
    <dc:date>2026-03-18T20:13:39.129265200</dc:date>
    <meta:editing-duration>PT16S</meta:editing-duration>
    <meta:editing-cycles>1</meta:editing-cycles>
    <meta:document-statistic meta:table-count="0" meta:image-count="0" meta:object-count="0" meta:page-count="1" meta:paragraph-count="5" meta:word-count="171" meta:character-count="793" meta:non-whitespace-character-count="630"/>
    <meta:generator>LibreOffice/25.8.5.2$Windows_X86_64 LibreOffice_project/9c8b85f387cc00a89945a79c9e6239f32e450ac2</meta:generator>
  </office:meta>
</office:document-meta>
</file>